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wnloadEvent.addArtifactAttributes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wnloadEvent.get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wnloadEvent.DownloadEvent( String name ,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